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50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198a8a" draw:textarea-horizontal-align="justify" draw:textarea-vertical-align="middle" draw:auto-grow-height="false" draw:shadow="hidden"/>
    </style:style>
    <style:style style:name="gr5" style:family="graphic" style:parent-style-name="objectwithoutfill">
      <style:graphic-properties draw:marker-end="Arrow" draw:marker-end-width="0.3cm" draw:fill="none" draw:fill-color="#198a8a" draw:textarea-vertical-align="middle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3.3cm" svg:x="6.6cm" svg:y="1cm">
          <text:p text:style-name="P1">Premiere Briqu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2.2cm" svg:x="1cm" svg:y="6.4cm">
          <text:p text:style-name="P1">5X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cm" svg:height="2.3cm" svg:x="11.7cm" svg:y="7.1cm">
          <text:p text:style-name="P1">5X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2.1cm" svg:x="13.3cm" svg:y="12cm">
          <text:p text:style-name="P1">10X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cm" svg:height="2.5cm" svg:x="2.5cm" svg:y="11.6cm">
          <text:p text:style-name="P1">10X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1cm" svg:height="2.5cm" svg:x="2.4cm" svg:y="17.3cm">
          <text:p text:style-name="P1">25X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1cm" svg:height="2.4cm" svg:x="12.2cm" svg:y="17.4cm">
          <text:p text:style-name="P1">25X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1cm" svg:height="3.6cm" svg:x="7.1cm" svg:y="22.9cm">
          <text:p text:style-name="P1">50XP Brique final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6cm" svg:y1="4.4cm" svg:x2="6.2cm" svg:y2="6.4cm">
          <text:p/>
        </draw:line>
        <draw:line draw:style-name="gr5" draw:text-style-name="P1" draw:layer="layout" svg:x1="11.9cm" svg:y1="4.3cm" svg:x2="13.6cm" svg:y2="7cm">
          <text:p/>
        </draw:line>
        <draw:line draw:style-name="gr5" draw:text-style-name="P1" draw:layer="layout" svg:x1="15.3cm" svg:y1="9.4cm" svg:x2="15.3cm" svg:y2="12.2cm">
          <text:p/>
        </draw:line>
        <draw:line draw:style-name="gr5" draw:text-style-name="P1" draw:layer="layout" svg:x1="6.5cm" svg:y1="7.2cm" svg:x2="11.9cm" svg:y2="8.2cm">
          <text:p/>
        </draw:line>
        <draw:line draw:style-name="gr5" draw:text-style-name="P1" draw:layer="layout" svg:x1="12.1cm" svg:y1="9.3cm" svg:x2="7.8cm" svg:y2="13.1cm">
          <text:p/>
        </draw:line>
        <draw:line draw:style-name="gr5" draw:text-style-name="P1" draw:layer="layout" svg:x1="7.5cm" svg:y1="14.1cm" svg:x2="12.2cm" svg:y2="17.8cm">
          <text:p/>
        </draw:line>
        <draw:line draw:style-name="gr5" draw:text-style-name="P1" draw:layer="layout" svg:x1="12.7cm" svg:y1="19.8cm" svg:x2="11.2cm" svg:y2="23cm">
          <text:p/>
        </draw:line>
        <draw:line draw:style-name="gr5" draw:text-style-name="P1" draw:layer="layout" svg:x1="13.3cm" svg:y1="13.1cm" svg:x2="7.6cm" svg:y2="13.6cm">
          <text:p/>
        </draw:line>
        <draw:line draw:style-name="gr5" draw:text-style-name="P1" draw:layer="layout" svg:x1="5.5cm" svg:y1="14.1cm" svg:x2="5.5cm" svg:y2="17.5cm">
          <text:p/>
        </draw:line>
        <draw:line draw:style-name="gr5" draw:text-style-name="P1" draw:layer="layout" svg:x1="8.5cm" svg:y1="18.6cm" svg:x2="12.5cm" svg:y2="1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ouis Beurden</meta:initial-creator>
    <meta:creation-date>2013-12-29T17:18:14</meta:creation-date>
    <dc:date>2013-12-29T17:36:31</dc:date>
    <dc:creator>Louis Beurden</dc:creator>
    <meta:editing-duration>PT7M51S</meta:editing-duration>
    <meta:editing-cycles>4</meta:editing-cycles>
    <meta:generator>LibreOffice/4.0.2.2$Linux_X86_64 LibreOffice_project/400m0$Build-2</meta:generator>
    <meta:document-statistic meta:object-count="18"/>
  </office:meta>
</office:document-meta>
</file>